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Mr &amp; Mrs Laurent Sechu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2412132</text:p>
          </table:table-cell>
          <table:table-cell office:value-type="string" calcext:value-type="string">
            <text:p>35659</text:p>
          </table:table-cell>
          <table:table-cell table:formula="of:=IF([.B2]=[.$H$1];1;IF([.B2]=[.$H$2];2;0)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Mr &amp; Mrs Gasper Sech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44985091</text:p>
          </table:table-cell>
          <table:table-cell office:value-type="string" calcext:value-type="string">
            <text:p>61362</text:p>
          </table:table-cell>
          <table:table-cell table:formula="of:=IF([.B3]=[.$H$1];1;IF([.B3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Gaston Sechu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655211822</text:p>
          </table:table-cell>
          <table:table-cell office:value-type="string" calcext:value-type="string">
            <text:p>70311</text:p>
          </table:table-cell>
          <table:table-cell table:formula="of:=IF([.B4]=[.$H$1];1;IF([.B4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Jackson Sechu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2851226</text:p>
          </table:table-cell>
          <table:table-cell office:value-type="string" calcext:value-type="string">
            <text:p>39006</text:p>
          </table:table-cell>
          <table:table-cell table:formula="of:=IF([.B5]=[.$H$1];1;IF([.B5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Focus Sech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2139453</text:p>
          </table:table-cell>
          <table:table-cell office:value-type="string" calcext:value-type="string">
            <text:p>02992</text:p>
          </table:table-cell>
          <table:table-cell table:formula="of:=IF([.B6]=[.$H$1];1;IF([.B6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Jesca Mikin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63562494</text:p>
          </table:table-cell>
          <table:table-cell office:value-type="string" calcext:value-type="string">
            <text:p>48393</text:p>
          </table:table-cell>
          <table:table-cell table:formula="of:=IF([.B7]=[.$H$1];1;IF([.B7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Julius Mikin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84412135</text:p>
          </table:table-cell>
          <table:table-cell office:value-type="string" calcext:value-type="string">
            <text:p>50820</text:p>
          </table:table-cell>
          <table:table-cell table:formula="of:=IF([.B8]=[.$H$1];1;IF([.B8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Masudo Kimol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693536033</text:p>
          </table:table-cell>
          <table:table-cell office:value-type="string" calcext:value-type="string">
            <text:p>64338</text:p>
          </table:table-cell>
          <table:table-cell table:formula="of:=IF([.B9]=[.$H$1];1;IF([.B9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Nestory Sechu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04760</text:p>
          </table:table-cell>
          <table:table-cell table:formula="of:=IF([.B10]=[.$H$1];1;IF([.B10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 Olivia Yambi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82356936</text:p>
          </table:table-cell>
          <table:table-cell office:value-type="string" calcext:value-type="string">
            <text:p>16689</text:p>
          </table:table-cell>
          <table:table-cell table:formula="of:=IF([.B11]=[.$H$1];1;IF([.B11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Exevia Bushiri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54724790</text:p>
          </table:table-cell>
          <table:table-cell office:value-type="string" calcext:value-type="string">
            <text:p>18907</text:p>
          </table:table-cell>
          <table:table-cell table:formula="of:=IF([.B12]=[.$H$1];1;IF([.B12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Flora Mally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86406593</text:p>
          </table:table-cell>
          <table:table-cell office:value-type="string" calcext:value-type="string">
            <text:p>61455</text:p>
          </table:table-cell>
          <table:table-cell table:formula="of:=IF([.B13]=[.$H$1];1;IF([.B13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Joshua Kisebeng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4008500</text:p>
          </table:table-cell>
          <table:table-cell office:value-type="string" calcext:value-type="string">
            <text:p>02302</text:p>
          </table:table-cell>
          <table:table-cell table:formula="of:=IF([.B14]=[.$H$1];1;IF([.B14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Peter Njugun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84717779</text:p>
          </table:table-cell>
          <table:table-cell office:value-type="string" calcext:value-type="string">
            <text:p>87900</text:p>
          </table:table-cell>
          <table:table-cell table:formula="of:=IF([.B15]=[.$H$1];1;IF([.B15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a Phyllis M. Jame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84226664</text:p>
          </table:table-cell>
          <table:table-cell office:value-type="string" calcext:value-type="string">
            <text:p>13086</text:p>
          </table:table-cell>
          <table:table-cell table:formula="of:=IF([.B16]=[.$H$1];1;IF([.B16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Stella Bweichumu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73999901</text:p>
          </table:table-cell>
          <table:table-cell office:value-type="string" calcext:value-type="string">
            <text:p>40874</text:p>
          </table:table-cell>
          <table:table-cell table:formula="of:=IF([.B17]=[.$H$1];1;IF([.B17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Freddy Ngweng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7781165</text:p>
          </table:table-cell>
          <table:table-cell office:value-type="string" calcext:value-type="string">
            <text:p>94864</text:p>
          </table:table-cell>
          <table:table-cell table:formula="of:=IF([.B18]=[.$H$1];1;IF([.B18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Robert Ngweng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72382380</text:p>
          </table:table-cell>
          <table:table-cell office:value-type="string" calcext:value-type="string">
            <text:p>56035</text:p>
          </table:table-cell>
          <table:table-cell table:formula="of:=IF([.B19]=[.$H$1];1;IF([.B19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Kimamb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68886426</text:p>
          </table:table-cell>
          <table:table-cell office:value-type="string" calcext:value-type="string">
            <text:p>53775</text:p>
          </table:table-cell>
          <table:table-cell table:formula="of:=IF([.B20]=[.$H$1];1;IF([.B20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Walter Mnyani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95772</text:p>
          </table:table-cell>
          <table:table-cell table:formula="of:=IF([.B21]=[.$H$1];1;IF([.B21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Emanuel Ringo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54522</text:p>
          </table:table-cell>
          <table:table-cell table:formula="of:=IF([.B22]=[.$H$1];1;IF([.B22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Shamron Dalla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53265</text:p>
          </table:table-cell>
          <table:table-cell table:formula="of:=IF([.B23]=[.$H$1];1;IF([.B23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Patrick Mususa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62596</text:p>
          </table:table-cell>
          <table:table-cell table:formula="of:=IF([.B24]=[.$H$1];1;IF([.B24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Dennis Lwabukuna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04761</text:p>
          </table:table-cell>
          <table:table-cell table:formula="of:=IF([.B25]=[.$H$1];1;IF([.B25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Yolanda Sech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8969817</text:p>
          </table:table-cell>
          <table:table-cell office:value-type="string" calcext:value-type="string">
            <text:p>45493</text:p>
          </table:table-cell>
          <table:table-cell table:formula="of:=IF([.B26]=[.$H$1];1;IF([.B26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Vincent Sechu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5849755</text:p>
          </table:table-cell>
          <table:table-cell office:value-type="string" calcext:value-type="string">
            <text:p>23487</text:p>
          </table:table-cell>
          <table:table-cell table:formula="of:=IF([.B27]=[.$H$1];1;IF([.B27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Mary Sok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3451576</text:p>
          </table:table-cell>
          <table:table-cell office:value-type="string" calcext:value-type="string">
            <text:p>37156</text:p>
          </table:table-cell>
          <table:table-cell table:formula="of:=IF([.B28]=[.$H$1];1;IF([.B28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John Deograthia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3450588</text:p>
          </table:table-cell>
          <table:table-cell office:value-type="string" calcext:value-type="string">
            <text:p>68857</text:p>
          </table:table-cell>
          <table:table-cell table:formula="of:=IF([.B29]=[.$H$1];1;IF([.B29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a Judica Shesh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53292687</text:p>
          </table:table-cell>
          <table:table-cell office:value-type="string" calcext:value-type="string">
            <text:p>83045</text:p>
          </table:table-cell>
          <table:table-cell table:formula="of:=IF([.B30]=[.$H$1];1;IF([.B30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Selina Vincen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78462674</text:p>
          </table:table-cell>
          <table:table-cell office:value-type="string" calcext:value-type="string">
            <text:p>77726</text:p>
          </table:table-cell>
          <table:table-cell table:formula="of:=IF([.B31]=[.$H$1];1;IF([.B31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Innocent Massaw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65757699</text:p>
          </table:table-cell>
          <table:table-cell office:value-type="string" calcext:value-type="string">
            <text:p>23416</text:p>
          </table:table-cell>
          <table:table-cell table:formula="of:=IF([.B32]=[.$H$1];1;IF([.B32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Charles Mally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66831012</text:p>
          </table:table-cell>
          <table:table-cell office:value-type="string" calcext:value-type="string">
            <text:p>83390</text:p>
          </table:table-cell>
          <table:table-cell table:formula="of:=IF([.B33]=[.$H$1];1;IF([.B33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Dominic Massaw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54337957</text:p>
          </table:table-cell>
          <table:table-cell office:value-type="string" calcext:value-type="string">
            <text:p>55224</text:p>
          </table:table-cell>
          <table:table-cell table:formula="of:=IF([.B34]=[.$H$1];1;IF([.B34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Aleksia Killeng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8284249</text:p>
          </table:table-cell>
          <table:table-cell office:value-type="string" calcext:value-type="string">
            <text:p>30681</text:p>
          </table:table-cell>
          <table:table-cell table:formula="of:=IF([.B35]=[.$H$1];1;IF([.B35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Sebastian Kavish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84217731 </text:p>
          </table:table-cell>
          <table:table-cell office:value-type="string" calcext:value-type="string">
            <text:p>46546</text:p>
          </table:table-cell>
          <table:table-cell table:formula="of:=IF([.B36]=[.$H$1];1;IF([.B36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Paul Kanij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54711061</text:p>
          </table:table-cell>
          <table:table-cell office:value-type="string" calcext:value-type="string">
            <text:p>52935</text:p>
          </table:table-cell>
          <table:table-cell table:formula="of:=IF([.B37]=[.$H$1];1;IF([.B37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Hipolite Mushi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57960293</text:p>
          </table:table-cell>
          <table:table-cell office:value-type="string" calcext:value-type="string">
            <text:p>13676</text:p>
          </table:table-cell>
          <table:table-cell table:formula="of:=IF([.B38]=[.$H$1];1;IF([.B38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Betty Kalamb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3239367</text:p>
          </table:table-cell>
          <table:table-cell office:value-type="string" calcext:value-type="string">
            <text:p>33548</text:p>
          </table:table-cell>
          <table:table-cell table:formula="of:=IF([.B39]=[.$H$1];1;IF([.B39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Theo Msimbir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3828991</text:p>
          </table:table-cell>
          <table:table-cell office:value-type="string" calcext:value-type="string">
            <text:p>06048</text:p>
          </table:table-cell>
          <table:table-cell table:formula="of:=IF([.B40]=[.$H$1];1;IF([.B40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Eng. Ngwisa Mpemb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2736878</text:p>
          </table:table-cell>
          <table:table-cell office:value-type="string" calcext:value-type="string">
            <text:p>52822</text:p>
          </table:table-cell>
          <table:table-cell table:formula="of:=IF([.B41]=[.$H$1];1;IF([.B41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Edward Mikin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5296425</text:p>
          </table:table-cell>
          <table:table-cell office:value-type="string" calcext:value-type="string">
            <text:p>77697</text:p>
          </table:table-cell>
          <table:table-cell table:formula="of:=IF([.B42]=[.$H$1];1;IF([.B42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Anna Komb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89883025</text:p>
          </table:table-cell>
          <table:table-cell office:value-type="string" calcext:value-type="string">
            <text:p>02224</text:p>
          </table:table-cell>
          <table:table-cell table:formula="of:=IF([.B43]=[.$H$1];1;IF([.B43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a Rose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33436</text:p>
          </table:table-cell>
          <table:table-cell table:formula="of:=IF([.B44]=[.$H$1];1;IF([.B44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nt Hellen/Leomia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62731</text:p>
          </table:table-cell>
          <table:table-cell table:formula="of:=IF([.B45]=[.$H$1];1;IF([.B45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Ngweng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655090886</text:p>
          </table:table-cell>
          <table:table-cell office:value-type="string" calcext:value-type="string">
            <text:p>04928</text:p>
          </table:table-cell>
          <table:table-cell table:formula="of:=IF([.B46]=[.$H$1];1;IF([.B46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Bidu Jerom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3279455</text:p>
          </table:table-cell>
          <table:table-cell office:value-type="string" calcext:value-type="string">
            <text:p>78466</text:p>
          </table:table-cell>
          <table:table-cell table:formula="of:=IF([.B47]=[.$H$1];1;IF([.B47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ma &amp; Jenny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84721</text:p>
          </table:table-cell>
          <table:table-cell table:formula="of:=IF([.B48]=[.$H$1];1;IF([.B48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Francis Sechu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3946062</text:p>
          </table:table-cell>
          <table:table-cell office:value-type="string" calcext:value-type="string">
            <text:p>87416</text:p>
          </table:table-cell>
          <table:table-cell table:formula="of:=IF([.B49]=[.$H$1];1;IF([.B49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Francis Mbembel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683016625</text:p>
          </table:table-cell>
          <table:table-cell office:value-type="string" calcext:value-type="string">
            <text:p>04042</text:p>
          </table:table-cell>
          <table:table-cell table:formula="of:=IF([.B50]=[.$H$1];1;IF([.B50]=[.$H$2];2;0)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umuiya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IF([.B51]=[.$H$1];1;IF([.B51]=[.$H$2];2;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9910300</text:p>
          </table:table-cell>
          <table:table-cell office:value-type="string" calcext:value-type="string">
            <text:p>77073</text:p>
          </table:table-cell>
          <table:table-cell table:formula="of:=IF([.B52]=[.$H$1];1;IF([.B52]=[.$H$2];2;0))" office:value-type="float" office:value="1" calcext:value-type="float">
            <text:p>1</text:p>
          </table:table-cell>
          <table:table-cell/>
          <table:table-cell table:formula="of:=[.E5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izabeth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6431068</text:p>
          </table:table-cell>
          <table:table-cell office:value-type="string" calcext:value-type="string">
            <text:p>25461</text:p>
          </table:table-cell>
          <table:table-cell table:formula="of:=IF([.B53]=[.$H$1];1;IF([.B53]=[.$H$2];2;0))" office:value-type="float" office:value="1" calcext:value-type="float">
            <text:p>1</text:p>
          </table:table-cell>
          <table:table-cell/>
          <table:table-cell table:formula="of:=[.E5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r Adam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54269114</text:p>
          </table:table-cell>
          <table:table-cell office:value-type="string" calcext:value-type="string">
            <text:p>52462</text:p>
          </table:table-cell>
          <table:table-cell table:formula="of:=IF([.B54]=[.$H$1];1;IF([.B54]=[.$H$2];2;0))" office:value-type="float" office:value="1" calcext:value-type="float">
            <text:p>1</text:p>
          </table:table-cell>
          <table:table-cell/>
          <table:table-cell table:formula="of:=[.E5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ra Mally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59191921</text:p>
          </table:table-cell>
          <table:table-cell office:value-type="string" calcext:value-type="string">
            <text:p>40931</text:p>
          </table:table-cell>
          <table:table-cell table:formula="of:=IF([.B55]=[.$H$1];1;IF([.B55]=[.$H$2];2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thuel Eliphac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54623571</text:p>
          </table:table-cell>
          <table:table-cell office:value-type="string" calcext:value-type="string">
            <text:p>49528</text:p>
          </table:table-cell>
          <table:table-cell table:formula="of:=IF([.B56]=[.$H$1];1;IF([.B56]=[.$H$2];2;0))" office:value-type="float" office:value="1" calcext:value-type="float">
            <text:p>1</text:p>
          </table:table-cell>
          <table:table-cell/>
          <table:table-cell table:formula="of:=[.E5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el Bethuel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27970679</text:p>
          </table:table-cell>
          <table:table-cell office:value-type="string" calcext:value-type="string">
            <text:p>69493</text:p>
          </table:table-cell>
          <table:table-cell table:formula="of:=IF([.B57]=[.$H$1];1;IF([.B57]=[.$H$2];2;0))" office:value-type="float" office:value="1" calcext:value-type="float">
            <text:p>1</text:p>
          </table:table-cell>
          <table:table-cell/>
          <table:table-cell table:formula="of:=[.E5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va Lupemb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67220122</text:p>
          </table:table-cell>
          <table:table-cell office:value-type="string" calcext:value-type="string">
            <text:p>86951</text:p>
          </table:table-cell>
          <table:table-cell table:formula="of:=IF([.B58]=[.$H$1];1;IF([.B58]=[.$H$2];2;0))" office:value-type="float" office:value="1" calcext:value-type="float">
            <text:p>1</text:p>
          </table:table-cell>
          <table:table-cell/>
          <table:table-cell table:formula="of:=[.E5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r &amp; Mrs Goodluck Mach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62225790</text:p>
          </table:table-cell>
          <table:table-cell office:value-type="string" calcext:value-type="string">
            <text:p>02750</text:p>
          </table:table-cell>
          <table:table-cell table:formula="of:=IF([.B59]=[.$H$1];1;IF([.B59]=[.$H$2];2;0))" office:value-type="float" office:value="2" calcext:value-type="float">
            <text:p>2</text:p>
          </table:table-cell>
          <table:table-cell/>
          <table:table-cell table:formula="of:=[.E5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r &amp; Mrs Samuel Mach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679378000</text:p>
          </table:table-cell>
          <table:table-cell office:value-type="string" calcext:value-type="string">
            <text:p>49821</text:p>
          </table:table-cell>
          <table:table-cell table:formula="of:=IF([.B60]=[.$H$1];1;IF([.B60]=[.$H$2];2;0))" office:value-type="float" office:value="2" calcext:value-type="float">
            <text:p>2</text:p>
          </table:table-cell>
          <table:table-cell/>
          <table:table-cell table:formula="of:=[.E6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mes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43542956</text:p>
          </table:table-cell>
          <table:table-cell office:value-type="string" calcext:value-type="string">
            <text:p>12249</text:p>
          </table:table-cell>
          <table:table-cell table:formula="of:=IF([.B61]=[.$H$1];1;IF([.B61]=[.$H$2];2;0))" office:value-type="float" office:value="1" calcext:value-type="float">
            <text:p>1</text:p>
          </table:table-cell>
          <table:table-cell/>
          <table:table-cell table:formula="of:=[.E6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tha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3136261</text:p>
          </table:table-cell>
          <table:table-cell office:value-type="string" calcext:value-type="string">
            <text:p>89118</text:p>
          </table:table-cell>
          <table:table-cell table:formula="of:=IF([.B62]=[.$H$1];1;IF([.B62]=[.$H$2];2;0))" office:value-type="float" office:value="1" calcext:value-type="float">
            <text:p>1</text:p>
          </table:table-cell>
          <table:table-cell/>
          <table:table-cell table:formula="of:=[.E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her Msuy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89620360</text:p>
          </table:table-cell>
          <table:table-cell office:value-type="string" calcext:value-type="string">
            <text:p>45555</text:p>
          </table:table-cell>
          <table:table-cell table:formula="of:=IF([.B63]=[.$H$1];1;IF([.B63]=[.$H$2];2;0))" office:value-type="float" office:value="1" calcext:value-type="float">
            <text:p>1</text:p>
          </table:table-cell>
          <table:table-cell/>
          <table:table-cell table:formula="of:=[.E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ah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8846050</text:p>
          </table:table-cell>
          <table:table-cell office:value-type="string" calcext:value-type="string">
            <text:p>84187</text:p>
          </table:table-cell>
          <table:table-cell table:formula="of:=IF([.B64]=[.$H$1];1;IF([.B64]=[.$H$2];2;0))" office:value-type="float" office:value="1" calcext:value-type="float">
            <text:p>1</text:p>
          </table:table-cell>
          <table:table-cell/>
          <table:table-cell table:formula="of:=[.E6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ndo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9903192</text:p>
          </table:table-cell>
          <table:table-cell office:value-type="string" calcext:value-type="string">
            <text:p>55593</text:p>
          </table:table-cell>
          <table:table-cell table:formula="of:=IF([.B65]=[.$H$1];1;IF([.B65]=[.$H$2];2;0))" office:value-type="float" office:value="1" calcext:value-type="float">
            <text:p>1</text:p>
          </table:table-cell>
          <table:table-cell/>
          <table:table-cell table:formula="of:=[.E6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r &amp; Mrs Andrew Lupemb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54711144</text:p>
          </table:table-cell>
          <table:table-cell office:value-type="string" calcext:value-type="string">
            <text:p>63041</text:p>
          </table:table-cell>
          <table:table-cell table:formula="of:=IF([.B66]=[.$H$1];1;IF([.B66]=[.$H$2];2;0))" office:value-type="float" office:value="2" calcext:value-type="float">
            <text:p>2</text:p>
          </table:table-cell>
          <table:table-cell/>
          <table:table-cell table:formula="of:=[.E6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rtha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58262543</text:p>
          </table:table-cell>
          <table:table-cell office:value-type="string" calcext:value-type="string">
            <text:p>48472</text:p>
          </table:table-cell>
          <table:table-cell table:formula="of:=IF([.B67]=[.$H$1];1;IF([.B67]=[.$H$2];2;0))" office:value-type="float" office:value="1" calcext:value-type="float">
            <text:p>1</text:p>
          </table:table-cell>
          <table:table-cell/>
          <table:table-cell table:formula="of:=[.E6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sse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5630414</text:p>
          </table:table-cell>
          <table:table-cell office:value-type="string" calcext:value-type="string">
            <text:p>40742</text:p>
          </table:table-cell>
          <table:table-cell table:formula="of:=IF([.B68]=[.$H$1];1;IF([.B68]=[.$H$2];2;0))" office:value-type="float" office:value="1" calcext:value-type="float">
            <text:p>1</text:p>
          </table:table-cell>
          <table:table-cell/>
          <table:table-cell table:formula="of:=[.E6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r &amp; Mrs Eden Tarim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57600705</text:p>
          </table:table-cell>
          <table:table-cell office:value-type="string" calcext:value-type="string">
            <text:p>36647</text:p>
          </table:table-cell>
          <table:table-cell table:formula="of:=IF([.B69]=[.$H$1];1;IF([.B69]=[.$H$2];2;0))" office:value-type="float" office:value="2" calcext:value-type="float">
            <text:p>2</text:p>
          </table:table-cell>
          <table:table-cell/>
          <table:table-cell table:formula="of:=[.E6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r &amp; Mrs Rodgers Da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683663913</text:p>
          </table:table-cell>
          <table:table-cell office:value-type="string" calcext:value-type="string">
            <text:p>67061</text:p>
          </table:table-cell>
          <table:table-cell table:formula="of:=IF([.B70]=[.$H$1];1;IF([.B70]=[.$H$2];2;0))" office:value-type="float" office:value="2" calcext:value-type="float">
            <text:p>2</text:p>
          </table:table-cell>
          <table:table-cell/>
          <table:table-cell table:formula="of:=[.E7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r &amp; Mrs Mtazaraki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5696996</text:p>
          </table:table-cell>
          <table:table-cell office:value-type="string" calcext:value-type="string">
            <text:p>97513</text:p>
          </table:table-cell>
          <table:table-cell table:formula="of:=IF([.B71]=[.$H$1];1;IF([.B71]=[.$H$2];2;0))" office:value-type="float" office:value="2" calcext:value-type="float">
            <text:p>2</text:p>
          </table:table-cell>
          <table:table-cell/>
          <table:table-cell table:formula="of:=[.E7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sther Msand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2247684</text:p>
          </table:table-cell>
          <table:table-cell office:value-type="string" calcext:value-type="string">
            <text:p>21062</text:p>
          </table:table-cell>
          <table:table-cell table:formula="of:=IF([.B72]=[.$H$1];1;IF([.B72]=[.$H$2];2;0))" office:value-type="float" office:value="1" calcext:value-type="float">
            <text:p>1</text:p>
          </table:table-cell>
          <table:table-cell/>
          <table:table-cell table:formula="of:=[.E7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an Msand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4874761</text:p>
          </table:table-cell>
          <table:table-cell office:value-type="string" calcext:value-type="string">
            <text:p>69640</text:p>
          </table:table-cell>
          <table:table-cell table:formula="of:=IF([.B73]=[.$H$1];1;IF([.B73]=[.$H$2];2;0))" office:value-type="float" office:value="1" calcext:value-type="float">
            <text:p>1</text:p>
          </table:table-cell>
          <table:table-cell/>
          <table:table-cell table:formula="of:=[.E7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an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68487695</text:p>
          </table:table-cell>
          <table:table-cell office:value-type="string" calcext:value-type="string">
            <text:p>36680</text:p>
          </table:table-cell>
          <table:table-cell table:formula="of:=IF([.B74]=[.$H$1];1;IF([.B74]=[.$H$2];2;0))" office:value-type="float" office:value="1" calcext:value-type="float">
            <text:p>1</text:p>
          </table:table-cell>
          <table:table-cell/>
          <table:table-cell table:formula="of:=[.E7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sephine Sifue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45313844</text:p>
          </table:table-cell>
          <table:table-cell office:value-type="string" calcext:value-type="string">
            <text:p>65114</text:p>
          </table:table-cell>
          <table:table-cell table:formula="of:=IF([.B75]=[.$H$1];1;IF([.B75]=[.$H$2];2;0))" office:value-type="float" office:value="1" calcext:value-type="float">
            <text:p>1</text:p>
          </table:table-cell>
          <table:table-cell/>
          <table:table-cell table:formula="of:=[.E7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. &amp; Mrs Geoffrey Tarim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63125782</text:p>
          </table:table-cell>
          <table:table-cell office:value-type="string" calcext:value-type="string">
            <text:p>16759</text:p>
          </table:table-cell>
          <table:table-cell table:formula="of:=IF([.B76]=[.$H$1];1;IF([.B76]=[.$H$2];2;0))" office:value-type="float" office:value="2" calcext:value-type="float">
            <text:p>2</text:p>
          </table:table-cell>
          <table:table-cell/>
          <table:table-cell table:formula="of:=[.E7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inne Msaki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66773623</text:p>
          </table:table-cell>
          <table:table-cell office:value-type="string" calcext:value-type="string">
            <text:p>08982</text:p>
          </table:table-cell>
          <table:table-cell table:formula="of:=IF([.B77]=[.$H$1];1;IF([.B77]=[.$H$2];2;0))" office:value-type="float" office:value="1" calcext:value-type="float">
            <text:p>1</text:p>
          </table:table-cell>
          <table:table-cell/>
          <table:table-cell table:formula="of:=[.E7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VG 1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37164</text:p>
          </table:table-cell>
          <table:table-cell table:formula="of:=IF([.B78]=[.$H$1];1;IF([.B78]=[.$H$2];2;0))" office:value-type="float" office:value="1" calcext:value-type="float">
            <text:p>1</text:p>
          </table:table-cell>
          <table:table-cell/>
          <table:table-cell table:formula="of:=[.E7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VG 2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24809</text:p>
          </table:table-cell>
          <table:table-cell table:formula="of:=IF([.B79]=[.$H$1];1;IF([.B79]=[.$H$2];2;0))" office:value-type="float" office:value="1" calcext:value-type="float">
            <text:p>1</text:p>
          </table:table-cell>
          <table:table-cell/>
          <table:table-cell table:formula="of:=[.E79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formula="of:=IF([.B80]=[.$H$1];1;IF([.B80]=[.$H$2];2;0))" office:value-type="float" office:value="0" calcext:value-type="float">
            <text:p>0</text:p>
          </table:table-cell>
          <table:table-cell/>
          <table:table-cell table:style-name="ce2" table:formula="of:=SUM([.G52:.G79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Winfrida Joh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4560930</text:p>
          </table:table-cell>
          <table:table-cell office:value-type="string" calcext:value-type="string">
            <text:p>78677</text:p>
          </table:table-cell>
          <table:table-cell table:formula="of:=IF([.B81]=[.$H$1];1;IF([.B81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line Shirim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56898851</text:p>
          </table:table-cell>
          <table:table-cell office:value-type="string" calcext:value-type="string">
            <text:p>80301</text:p>
          </table:table-cell>
          <table:table-cell table:formula="of:=IF([.B82]=[.$H$1];1;IF([.B82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ija Ibrahim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8649492</text:p>
          </table:table-cell>
          <table:table-cell office:value-type="string" calcext:value-type="string">
            <text:p>28318</text:p>
          </table:table-cell>
          <table:table-cell table:formula="of:=IF([.B83]=[.$H$1];1;IF([.B83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mina Ndungur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8447010</text:p>
          </table:table-cell>
          <table:table-cell office:value-type="string" calcext:value-type="string">
            <text:p>83564</text:p>
          </table:table-cell>
          <table:table-cell table:formula="of:=IF([.B84]=[.$H$1];1;IF([.B84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 <text:s/>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86827057</text:p>
          </table:table-cell>
          <table:table-cell office:value-type="string" calcext:value-type="string">
            <text:p>58027</text:p>
          </table:table-cell>
          <table:table-cell table:formula="of:=IF([.B85]=[.$H$1];1;IF([.B85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formula="of:=SUM([.E2:.E85])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formula="of:=[.E86]+6+2" office:value-type="float" office:value="126" calcext:value-type="float">
            <text:p>126</text:p>
          </table:table-cell>
          <table:table-cell table:number-columns-repeated="3"/>
        </table:table-row>
        <table:table-row table:style-name="ro1" table:number-rows-repeated="2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09:17:06.6427741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8:46:24.092556196</meta:creation-date>
    <dc:date>2025-11-12T15:41:21.684552481</dc:date>
    <meta:editing-duration>PT10H28M43S</meta:editing-duration>
    <meta:editing-cycles>63</meta:editing-cycles>
    <meta:generator>LibreOffice/25.2.6.2$Linux_X86_64 LibreOffice_project/40d1a0e1d5bdf1afaeae24d9ece32bbb00fa66a4</meta:generator>
    <meta:document-statistic meta:table-count="1" meta:cell-count="435" meta:object-count="0"/>
  </office:meta>
</office:document-meta>
</file>